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S Mincho" svg:font-family="'MS Mincho'"/>
    <style:font-face style:name="Mangal1" svg:font-family="Mangal"/>
    <style:font-face style:name="sans-serif" svg:font-family="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style:font-name="MS Mincho" fo:font-size="16pt" fo:language="en" fo:country="US" style:font-name-asian="MS Mincho" style:font-size-asian="16pt" style:font-name-complex="MS Mincho" style:font-size-complex="16pt"/>
    </style:style>
    <style:style style:name="P3" style:family="paragraph" style:parent-style-name="Standard" style:list-style-name="">
      <style:paragraph-properties style:text-autospace="none"/>
      <style:text-properties style:font-name="MS Mincho" fo:font-size="16pt" fo:language="en" fo:country="US" style:font-name-asian="MS Mincho" style:font-size-asian="16pt" style:font-name-complex="MS Mincho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男が無数の路地を駆け抜けた逃避行は、唐突に行き止まりで終わりを告げた。</text:p>
      <text:p text:style-name="P3">深く流れるドブ河にせきとめられ、路地はそこで終わっているのである。ドブ河の縁に建てられた金網に男は背中をあずけると、ぶるぶると震えて路地を見る。</text:p>
      <text:p text:style-name="P3">たったいま男が逃げ走ってきた路地の果ては、あたかも別の空間のように暗闇に閉ざされて見えない。いよいよ覆いかぶさるように建った四方の壁が、男を押し潰しにのしかかった。</text:p>
      <text:p text:style-name="P3">「ひえっ、やめろおっ、やめやがれえっ」</text:p>
      <text:p text:style-name="P3">男は必死の形相で持っていたナタを逆手に持ちかえると、自分の生身の右腕を斬りつけた。ひと筋、ふた筋、ぱっくりと割れた皮膚から桃色の肉が現われると、それはすぐに噴き出してくる血で見えなくなった。</text:p>
      <text:p text:style-name="P3">「ひいいっ、いひい」</text:p>
      <text:p text:style-name="P3">腕の激痛によって男の呼吸は乱れ、胸がふいごのように大きく上下する。しかし痛みが意識を埋めつくすと、男の歪んでいた視界が急速に輪郭を取り戻していった。幻覚の消滅とともに醒めていく意識に、男は引きつるような笑い声をもらす。そして虚空にむけてざ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S Mincho" svg:font-family="'MS Mincho'"/>
    <style:font-face style:name="Mangal1" svg:font-family="Mangal"/>
    <style:font-face style:name="sans-serif" svg:font-family="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tb-rl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4-10T21:48:04.76</meta:creation-date>
    <dc:date>2018-04-11T15:18:41.47</dc:date>
    <meta:editing-duration>PT17H14M52S</meta:editing-duration>
    <meta:editing-cycles>9</meta:editing-cycles>
    <meta:generator>OpenOffice/4.1.1$Win32 OpenOffice.org_project/411m6$Build-9775</meta:generator>
    <meta:document-statistic meta:table-count="0" meta:image-count="0" meta:object-count="0" meta:page-count="1" meta:paragraph-count="7" meta:word-count="432" meta:character-count="432"/>
  </office:meta>
</office:document-meta>
</file>